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2f1" officeooo:paragraph-rsid="0003a2f1"/>
    </style:style>
    <style:style style:name="P2" style:family="paragraph" style:parent-style-name="Standard">
      <style:paragraph-properties fo:text-align="justify" style:justify-single-word="false"/>
      <style:text-properties officeooo:rsid="0003a2f1" officeooo:paragraph-rsid="0003a2f1"/>
    </style:style>
    <style:style style:name="P3" style:family="paragraph" style:parent-style-name="Standard">
      <style:text-properties officeooo:rsid="0003a2f1" officeooo:paragraph-rsid="000915d5"/>
    </style:style>
    <style:style style:name="P4" style:family="paragraph" style:parent-style-name="Standard">
      <style:text-properties officeooo:rsid="0003a2f1" officeooo:paragraph-rsid="000ac3af"/>
    </style:style>
    <style:style style:name="P5" style:family="paragraph" style:parent-style-name="Standard">
      <style:text-properties officeooo:rsid="0003a2f1" officeooo:paragraph-rsid="00117d27"/>
    </style:style>
    <style:style style:name="P6" style:family="paragraph" style:parent-style-name="Standard">
      <style:text-properties fo:font-size="16pt" fo:font-weight="bold" officeooo:rsid="0003a2f1" officeooo:paragraph-rsid="0003a2f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66b72" officeooo:paragraph-rsid="0007c5ab"/>
    </style:style>
    <style:style style:name="P8" style:family="paragraph" style:parent-style-name="Standard">
      <style:paragraph-properties fo:text-align="justify" style:justify-single-word="false"/>
      <style:text-properties officeooo:rsid="0007c5ab" officeooo:paragraph-rsid="0007c84f"/>
    </style:style>
    <style:style style:name="P9" style:family="paragraph" style:parent-style-name="Standard">
      <style:paragraph-properties fo:text-align="justify" style:justify-single-word="false"/>
      <style:text-properties officeooo:rsid="0007c5ab" officeooo:paragraph-rsid="000f64b6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915d5" officeooo:paragraph-rsid="000915d5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915d5" officeooo:paragraph-rsid="000ac3a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3a2f1" officeooo:paragraph-rsid="000ac3af"/>
    </style:style>
    <style:style style:name="P13" style:family="paragraph" style:parent-style-name="Standard">
      <style:text-properties style:text-underline-style="solid" style:text-underline-width="auto" style:text-underline-color="font-color" officeooo:rsid="000bf0a8" officeooo:paragraph-rsid="000bf0a8"/>
    </style:style>
    <style:style style:name="P14" style:family="paragraph" style:parent-style-name="Standard">
      <style:text-properties style:text-underline-style="solid" style:text-underline-width="auto" style:text-underline-color="font-color" officeooo:rsid="000bf0a8" officeooo:paragraph-rsid="00142bad"/>
    </style:style>
    <style:style style:name="P15" style:family="paragraph" style:parent-style-name="Standard">
      <style:paragraph-properties fo:text-align="justify" style:justify-single-word="false"/>
      <style:text-properties officeooo:rsid="000faf73" officeooo:paragraph-rsid="001332c3"/>
    </style:style>
    <style:style style:name="P16" style:family="paragraph" style:parent-style-name="Standard">
      <style:paragraph-properties fo:text-align="justify" style:justify-single-word="false"/>
      <style:text-properties officeooo:rsid="000faf73" officeooo:paragraph-rsid="0015d1a7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03a2f1" officeooo:paragraph-rsid="001332c3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03a2f1" officeooo:paragraph-rsid="001a5d11"/>
    </style:style>
    <style:style style:name="P19" style:family="paragraph" style:parent-style-name="Standard">
      <style:text-properties style:text-underline-style="none" officeooo:rsid="0003a2f1" officeooo:paragraph-rsid="001332c3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rsid="0019fb18" officeooo:paragraph-rsid="001a5d11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rsid="0019fb18" officeooo:paragraph-rsid="0019fb18"/>
    </style:style>
    <style:style style:name="P22" style:family="paragraph" style:parent-style-name="Standard">
      <style:text-properties fo:font-size="10pt" fo:font-weight="normal" officeooo:rsid="000ac3af" officeooo:paragraph-rsid="000ac3af" style:font-size-asian="10pt" style:font-weight-asian="normal" style:font-size-complex="10pt" style:font-weight-complex="normal"/>
    </style:style>
    <style:style style:name="T1" style:family="text">
      <style:text-properties officeooo:rsid="0007c5ab"/>
    </style:style>
    <style:style style:name="T2" style:family="text">
      <style:text-properties officeooo:rsid="0007c84f"/>
    </style:style>
    <style:style style:name="T3" style:family="text">
      <style:text-properties officeooo:rsid="000915d5"/>
    </style:style>
    <style:style style:name="T4" style:family="text">
      <style:text-properties style:text-underline-style="solid" style:text-underline-width="auto" style:text-underline-color="font-color" officeooo:rsid="000bf0a8"/>
    </style:style>
    <style:style style:name="T5" style:family="text">
      <style:text-properties style:text-underline-style="solid" style:text-underline-width="auto" style:text-underline-color="font-color" officeooo:rsid="000e01d1"/>
    </style:style>
    <style:style style:name="T6" style:family="text">
      <style:text-properties style:text-underline-style="solid" style:text-underline-width="auto" style:text-underline-color="font-color" officeooo:rsid="00066b72"/>
    </style:style>
    <style:style style:name="T7" style:family="text">
      <style:text-properties officeooo:rsid="000ac3a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7c5ab"/>
    </style:style>
    <style:style style:name="T10" style:family="text">
      <style:text-properties style:text-underline-style="none" officeooo:rsid="001332c3"/>
    </style:style>
    <style:style style:name="T11" style:family="text">
      <style:text-properties style:text-underline-style="none" officeooo:rsid="0015d1a7"/>
    </style:style>
    <style:style style:name="T12" style:family="text">
      <style:text-properties style:text-underline-style="none" officeooo:rsid="00184497"/>
    </style:style>
    <style:style style:name="T13" style:family="text">
      <style:text-properties style:text-position="super 58%" fo:font-weight="bold" officeooo:rsid="000915d5" style:font-size-asian="10.5pt" style:font-weight-asian="bold" style:font-weight-complex="bold"/>
    </style:style>
    <style:style style:name="T14" style:family="text">
      <style:text-properties style:text-position="super 58%" style:text-underline-style="none" fo:font-weight="bold" officeooo:rsid="000915d5" style:font-size-asian="10.5pt" style:font-weight-asian="bold" style:font-weight-complex="bold"/>
    </style:style>
    <style:style style:name="T15" style:family="text">
      <style:text-properties officeooo:rsid="000c7852"/>
    </style:style>
    <style:style style:name="T16" style:family="text">
      <style:text-properties officeooo:rsid="000f64b6"/>
    </style:style>
    <style:style style:name="T17" style:family="text">
      <style:text-properties officeooo:rsid="001332c3"/>
    </style:style>
    <style:style style:name="T18" style:family="text">
      <style:text-properties officeooo:rsid="0003a2f1"/>
    </style:style>
    <style:style style:name="T19" style:family="text">
      <style:text-properties officeooo:rsid="001a5d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1">Autorisation Parentale</text:span> <text:s/></text:p>
      <text:p text:style-name="P6"/>
      <text:p text:style-name="P4"><text:span text:style-name="T1">Nom et Prénom de l’Eleve</text:span>:<text:tab/><text:tab/><text:tab/><text:tab/><text:tab/><text:tab/><text:tab/>__________________________________</text:p>
      <text:p text:style-name="P4"/>
      <text:p text:style-name="P4"><text:span text:style-name="T1">Nom et Prénom du Parent ou Responsable Légal</text:span>:<text:tab/><text:tab/>__________________________________</text:p>
      <text:p text:style-name="P12"/>
      <text:p text:style-name="P10">Utilisation des outils informatiques:</text:p>
      <text:p text:style-name="P7">En tant que parent ou responsable légal, je comprends que l'accès à l'ordinateur <text:span text:style-name="T1">et </text:span>à<text:span text:style-name="T1"> internet </text:span>est fourni à des fins éducatives et que l'utilisation <text:span text:style-name="T1">de ces outils par</text:span> l'é<text:span text:style-name="T1">l</text:span>è<text:span text:style-name="T1">ve</text:span> à d'autres fins est inappropriée. Je reconnais qu'il est impossible pour <text:span text:style-name="T1">KYOTO LESSON</text:span> de restreindre l'accès à tout <text:span text:style-name="T1">contenu</text:span> inapproprié, et je ne tiendrai pas <text:span text:style-name="T1">KYOTO LESSON</text:span> responsable d’<text:span text:style-name="T2">une telle </text:span>utilisation <text:span text:style-name="T1">de ces outils par</text:span> l'é<text:span text:style-name="T1">l</text:span>è<text:span text:style-name="T1">ve</text:span>. Je donne par la présente la permission à mon enfant d'utiliser <text:span text:style-name="T2">l</text:span>es <text:span text:style-name="T2">outils informatiques fournis par</text:span> <text:span text:style-name="T1">KYOTO LESSON</text:span>.</text:p>
      <text:p text:style-name="P2"/>
      <text:p text:style-name="P5"><text:span text:style-name="T4">Transmission des donn</text:span><text:span text:style-name="T6">é</text:span><text:span text:style-name="T4">es personnelles </text:span><text:span text:style-name="T5">aux autres parents</text:span><text:span text:style-name="T4">:</text:span></text:p>
      <text:p text:style-name="P9">J’autorise KYOTO LESSON à communiquer à d’autres <text:span text:style-name="T3">parents d'enfants inscrits à KYOTO LESSON </text:span>mon numéro de <text:span text:style-name="T3">portable et/ou</text:span> mon <text:span text:style-name="T16">adresse </text:span>e-mail (afin <text:span text:style-name="T15">par exemple </text:span>de faciliter le partage de document<text:span text:style-name="T15">s</text:span> <text:span text:style-name="T3">et de permettre à l’enfant de travailler sur les projets en groupe</text:span> <text:span text:style-name="T3">par e-mail ou par chat</text:span>).</text:p>
      <text:p text:style-name="P8"/>
      <text:p text:style-name="P13">Droit a l’image:</text:p>
      <text:p text:style-name="P16"><text:span text:style-name="T9">J’autorise KYOTO LESSON à</text:span><text:span text:style-name="T8"> prendre mon enfant en photo et </text:span><text:span text:style-name="T9">à</text:span><text:span text:style-name="T8"> le filmer, dans le cadre des activités d’apprentissage de la programmation </text:span><text:span text:style-name="T11">et </text:span><text:span text:style-name="T9">à</text:span><text:span text:style-name="T11"> </text:span><text:span text:style-name="T12">conserver tous </text:span><text:span text:style-name="T11">les droits pour la publication de ces photos et videos (</text:span><text:span text:style-name="T8">exposition, prospectus et site internet de KYOTO LESSON, article de presse).</text:span></text:p>
      <text:p text:style-name="P2"/>
      <text:p text:style-name="P14"><text:span text:style-name="T17">Autorisation de rentrer seul au domicile</text:span>:</text:p>
      <text:p text:style-name="P15"><text:span text:style-name="T9">J’autorise </text:span><text:span text:style-name="T10">mon enfant à rentrer seul au domicile après la classe de programmation sous mon entière responsabilité.</text:span></text:p>
      <text:p text:style-name="P17"/>
      <text:p text:style-name="P17"/>
      <text:p text:style-name="P17"/>
      <text:p text:style-name="P20">Je soussigné(e) Monsieur / Madame<text:span text:style-name="T13">(1)</text:span> <text:span text:style-name="T18">__________________________________</text:span>, <text:span text:style-name="T19">déclare que les renseignements ci-dessus sont exacts et complets.</text:span></text:p>
      <text:p text:style-name="P21"/>
      <text:p text:style-name="P20">Je certifie avoir l’autorité parentale sur cet <text:span text:style-name="T19">élève</text:span>.</text:p>
      <text:p text:style-name="P18"/>
      <text:p text:style-name="P19"/>
      <text:p text:style-name="P11">Date <text:span text:style-name="T7">et Signature</text:span>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(1) Rayer la mention inut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1:40:52.153766555</meta:creation-date>
    <dc:date>2019-03-16T20:26:47.555880690</dc:date>
    <meta:editing-duration>PT1H26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63" meta:character-count="1768" meta:non-whitespace-character-count="1511"/>
  </office:meta>
</office:document-meta>
</file>